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9.287cm"/>
    </style:style>
    <style:style style:name="co3" style:family="table-column">
      <style:table-column-properties fo:break-before="auto" style:column-width="2.956cm"/>
    </style:style>
    <style:style style:name="co4" style:family="table-column">
      <style:table-column-properties fo:break-before="auto" style:column-width="2.905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406cm"/>
    </style:style>
    <style:style style:name="co8" style:family="table-column">
      <style:table-column-properties fo:break-before="auto" style:column-width="3.9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/>
    </style:style>
    <style:style style:name="ce3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ce2"/>
        <table:table-column table:style-name="co5" table:number-columns-repeated="3" table:default-cell-style-name="ce3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haveCTe</text:p>
          </table:table-cell>
          <table:table-cell table:style-name="Default"/>
          <table:table-cell office:value-type="string" calcext:value-type="string">
            <text:p>EmitenteCTe</text:p>
          </table:table-cell>
          <table:table-cell/>
          <table:table-cell office:value-type="string" calcext:value-type="string">
            <text:p>RemetenteCTe</text:p>
          </table:table-cell>
          <table:table-cell/>
          <table:table-cell office:value-type="string" calcext:value-type="string">
            <text:p>DestinatarioCTe</text:p>
          </table:table-cell>
          <table:table-cell table:style-name="Default"/>
          <table:table-cell table:style-name="Default" office:value-type="string" calcext:value-type="string">
            <text:p>DataAutorizacaoCT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8111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4980491871" calcext:value-type="float">
            <text:p>4498049187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 table:style-name="ce3" office:value-type="string" calcext:value-type="string">
            <text:p>AUTORIZADO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8602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9594303875" calcext:value-type="float">
            <text:p>2959430387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 table:style-name="ce3" office:value-type="string" calcext:value-type="string">
            <text:p>CANCELADO</text:p>
          </table:table-cell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0176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32552354807" calcext:value-type="float">
            <text:p>3255235480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529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38363355810" calcext:value-type="float">
            <text:p>3836335581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1129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1797067826" calcext:value-type="float">
            <text:p>217970678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013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5010158884" calcext:value-type="float">
            <text:p>4501015888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504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60231460317" calcext:value-type="float">
            <text:p>6023146031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0857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6729261315" calcext:value-type="float">
            <text:p>2672926131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0095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24706026881" calcext:value-type="float">
            <text:p>2470602688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505831495694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33225053830" calcext:value-type="float">
            <text:p>3322505383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6431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1045249807" calcext:value-type="float">
            <text:p>4104524980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8005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14662021812" calcext:value-type="float">
            <text:p>1466202181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3604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6990385812" calcext:value-type="float">
            <text:p>4699038581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9203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15333748802" calcext:value-type="float">
            <text:p>1533374880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4802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1893819850" calcext:value-type="float">
            <text:p>4189381985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9583149151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35546" calcext:value-type="float">
            <text:p>6347409035546</text:p>
          </table:table-cell>
          <table:table-cell office:value-type="string" calcext:value-type="string">
            <text:p>,</text:p>
          </table:table-cell>
          <table:table-cell office:value-type="float" office:value="4269731869" calcext:value-type="float">
            <text:p>426973186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8468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61030432392" calcext:value-type="float">
            <text:p>6103043239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468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1078177210" calcext:value-type="float">
            <text:p>107817721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8714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39183051805" calcext:value-type="float">
            <text:p>3918305180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65831492107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61901539253" calcext:value-type="float">
            <text:p>6190153925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5125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12231681153" calcext:value-type="float">
            <text:p>1223168115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0724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008" calcext:value-type="float">
            <text:p>6347409003008</text:p>
          </table:table-cell>
          <table:table-cell office:value-type="string" calcext:value-type="string">
            <text:p>,</text:p>
          </table:table-cell>
          <table:table-cell office:value-type="float" office:value="10157120619" calcext:value-type="float">
            <text:p>1015712061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6688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15782" calcext:value-type="float">
            <text:p>6347409015782</text:p>
          </table:table-cell>
          <table:table-cell office:value-type="string" calcext:value-type="string">
            <text:p>,</text:p>
          </table:table-cell>
          <table:table-cell office:value-type="float" office:value="5362252577" calcext:value-type="float">
            <text:p>536225257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6067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15782" calcext:value-type="float">
            <text:p>6347409015782</text:p>
          </table:table-cell>
          <table:table-cell office:value-type="string" calcext:value-type="string">
            <text:p>,</text:p>
          </table:table-cell>
          <table:table-cell office:value-type="float" office:value="799359580" calcext:value-type="float">
            <text:p>79935958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253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15782" calcext:value-type="float">
            <text:p>6347409015782</text:p>
          </table:table-cell>
          <table:table-cell office:value-type="string" calcext:value-type="string">
            <text:p>,</text:p>
          </table:table-cell>
          <table:table-cell office:value-type="float" office:value="59228270144" calcext:value-type="float">
            <text:p>5922827014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7200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571304709" calcext:value-type="float">
            <text:p>757130470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2799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73133532" calcext:value-type="float">
            <text:p>67313353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9265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5852165875" calcext:value-type="float">
            <text:p>3585216587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4864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584557701" calcext:value-type="float">
            <text:p>1058455770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55831492528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789580188" calcext:value-type="float">
            <text:p>178958018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3856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685856545" calcext:value-type="float">
            <text:p>368585654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0322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8724438553" calcext:value-type="float">
            <text:p>6872443855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9455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104930848" calcext:value-type="float">
            <text:p>4310493084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5545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4528949172" calcext:value-type="float">
            <text:p>4452894917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333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1761329464" calcext:value-type="float">
            <text:p>1176132946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7610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6336099881" calcext:value-type="float">
            <text:p>2633609988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2964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1580961894" calcext:value-type="float">
            <text:p>4158096189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9430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87680262691" calcext:value-type="float">
            <text:p>8768026269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4783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98423959015" calcext:value-type="float">
            <text:p>9842395901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45831497094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559211485" calcext:value-type="float">
            <text:p>455921148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2447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051047626" calcext:value-type="float">
            <text:p>20510476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9158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73564426" calcext:value-type="float">
            <text:p>43735644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45121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897226662" calcext:value-type="float">
            <text:p>789722666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9866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2385992736" calcext:value-type="float">
            <text:p>1238599273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6331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206172784" calcext:value-type="float">
            <text:p>720617278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6577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068412610" calcext:value-type="float">
            <text:p>606841261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2176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128439176" calcext:value-type="float">
            <text:p>312843917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7530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1721483870" calcext:value-type="float">
            <text:p>4172148387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7775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610036718" calcext:value-type="float">
            <text:p>1061003671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35831494241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9952852800" calcext:value-type="float">
            <text:p>799528528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58155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130641840" calcext:value-type="float">
            <text:p>4313064184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6060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2899476785" calcext:value-type="float">
            <text:p>1289947678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5194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1624933726" calcext:value-type="float">
            <text:p>1162493372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1659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8337939885" calcext:value-type="float">
            <text:p>3833793988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1905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9323837881" calcext:value-type="float">
            <text:p>3932383788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323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794708329" calcext:value-type="float">
            <text:p>679470832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88322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5385605840" calcext:value-type="float">
            <text:p>538560584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9078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300539606" calcext:value-type="float">
            <text:p>1030053960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4432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2382429801" calcext:value-type="float">
            <text:p>4238242980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25831490652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5986741447" calcext:value-type="float">
            <text:p>598674144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6251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6591946888" calcext:value-type="float">
            <text:p>2659194688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6742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5859416458" calcext:value-type="float">
            <text:p>585941645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8316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0302763104" calcext:value-type="float">
            <text:p>6030276310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8807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69447870163" calcext:value-type="float">
            <text:p>6944787016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4160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3393077740" calcext:value-type="float">
            <text:p>1339307774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9514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6639484706" calcext:value-type="float">
            <text:p>1663948470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1333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564830554" calcext:value-type="float">
            <text:p>456483055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7799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714172807" calcext:value-type="float">
            <text:p>4371417280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7178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27477038863" calcext:value-type="float">
            <text:p>2747703886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15831493889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165236151" calcext:value-type="float">
            <text:p>316523615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5463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2743678402" calcext:value-type="float">
            <text:p>1274367840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8210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7069021100" calcext:value-type="float">
            <text:p>770690211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9934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597299021" calcext:value-type="float">
            <text:p>59729902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9067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12730909427" calcext:value-type="float">
            <text:p>1273090942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5533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16993129825" calcext:value-type="float">
            <text:p>1699312982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56987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40612680827" calcext:value-type="float">
            <text:p>40612680827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7763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38230478848" calcext:value-type="float">
            <text:p>38230478848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9091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03342" calcext:value-type="float">
            <text:p>6347409003342</text:p>
          </table:table-cell>
          <table:table-cell office:value-type="string" calcext:value-type="string">
            <text:p>,</text:p>
          </table:table-cell>
          <table:table-cell office:value-type="float" office:value="3518852183" calcext:value-type="float">
            <text:p>351885218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3120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7773251134" calcext:value-type="float">
            <text:p>4777325113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21479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6553404674" calcext:value-type="float">
            <text:p>655340467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21471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4901536400" calcext:value-type="float">
            <text:p>49015364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7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99758954172" calcext:value-type="float">
            <text:p>9975895417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0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39208980871" calcext:value-type="float">
            <text:p>3920898087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2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28298834895" calcext:value-type="float">
            <text:p>28298834895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5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48639435634" calcext:value-type="float">
            <text:p>4863943563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8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21541990463" calcext:value-type="float">
            <text:p>2154199046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758314983670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16581950866" calcext:value-type="float">
            <text:p>1658195086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658314934752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31405638842" calcext:value-type="float">
            <text:p>31405638842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43659708046795850710570010000661658314934755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</text:p>
          </table:table-cell>
          <table:table-cell office:value-type="float" office:value="6347409015600" calcext:value-type="float">
            <text:p>6347409015600</text:p>
          </table:table-cell>
          <table:table-cell office:value-type="string" calcext:value-type="string">
            <text:p>,</text:p>
          </table:table-cell>
          <table:table-cell office:value-type="float" office:value="44903698831" calcext:value-type="float">
            <text:p>44903698831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40583149144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480129600" calcext:value-type="float">
            <text:p>448012960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70375914404" calcext:value-type="float">
            <text:p>7037591440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3618300689" calcext:value-type="float">
            <text:p>361830068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3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6508383809" calcext:value-type="float">
            <text:p>4650838380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2132795886" calcext:value-type="float">
            <text:p>42132795886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14499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93988770744" calcext:value-type="float">
            <text:p>93988770744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76694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43956897870" calcext:value-type="float">
            <text:p>4395689787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2777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801913713" calcext:value-type="float">
            <text:p>801913713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79150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9521340630" calcext:value-type="float">
            <text:p>952134063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30238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8931688660" calcext:value-type="float">
            <text:p>8931688660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  <table:table-cell/>
        </table:table-row>
        <table:table-row table:style-name="ro1">
          <table:table-cell office:value-type="string" calcext:value-type="string">
            <text:p>INSERT INTO CTE VALUES ('</text:p>
          </table:table-cell>
          <table:table-cell office:value-type="string" calcext:value-type="string">
            <text:p>33659708046795850800570010013153958314932686</text:p>
          </table:table-cell>
          <table:table-cell office:value-type="string" calcext:value-type="string">
            <text:p>',</text:p>
          </table:table-cell>
          <table:table-cell office:value-type="float" office:value="8046796000800" calcext:value-type="float">
            <text:p>8046796000800</text:p>
          </table:table-cell>
          <table:table-cell office:value-type="string" calcext:value-type="string">
            <text:p>,</text:p>
          </table:table-cell>
          <table:table-cell office:value-type="float" office:value="6347409025664" calcext:value-type="float">
            <text:p>6347409025664</text:p>
          </table:table-cell>
          <table:table-cell office:value-type="string" calcext:value-type="string">
            <text:p>,</text:p>
          </table:table-cell>
          <table:table-cell office:value-type="float" office:value="10321337409" calcext:value-type="float">
            <text:p>10321337409</text:p>
          </table:table-cell>
          <table:table-cell office:value-type="string" calcext:value-type="string">
            <text:p>,'</text:p>
          </table:table-cell>
          <table:table-cell office:value-type="date" office:date-value="2021-06-26T14:06:01" calcext:value-type="date">
            <text:p>2021-06-26 14:06:01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  <table:table-cell/>
        </table:table-row>
      </table:table>
      <table:table table:name="Planilha2" table:style-name="ta1">
        <table:table-column table:style-name="co7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8" table:default-cell-style-name="Default"/>
        <table:table-column table:style-name="co8" table:default-cell-style-name="ce3"/>
        <table:table-column table:style-name="co5" table:number-columns-repeated="2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Default" office:value-type="string" calcext:value-type="string">
            <text:p>ChaveMDFe</text:p>
          </table:table-cell>
          <table:table-cell table:style-name="Default"/>
          <table:table-cell office:value-type="string" calcext:value-type="string">
            <text:p>EmitenteMDFe</text:p>
          </table:table-cell>
          <table:table-cell/>
          <table:table-cell table:style-name="Default" office:value-type="string" calcext:value-type="string">
            <text:p>DataAutorizacaoMDFe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25210708046796000397580010000024661989549005</text:p>
          </table:table-cell>
          <table:table-cell office:value-type="string" calcext:value-type="string">
            <text:p>',</text:p>
          </table:table-cell>
          <table:table-cell office:value-type="float" office:value="8046796000397" calcext:value-type="float">
            <text:p>8046796000397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1210708046796000125580010000214731249552788</text:p>
          </table:table-cell>
          <table:table-cell office:value-type="string" calcext:value-type="string">
            <text:p>',</text:p>
          </table:table-cell>
          <table:table-cell office:value-type="float" office:value="8046796000125" calcext:value-type="float">
            <text:p>8046796000125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41513664451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31055979896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21128287070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11865787248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7101968774672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91909026036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81839214893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71950496403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NCEL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61144875226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33210708046796000630580010000055151732119573</text:p>
          </table:table-cell>
          <table:table-cell office:value-type="string" calcext:value-type="string">
            <text:p>',</text:p>
          </table:table-cell>
          <table:table-cell office:value-type="float" office:value="8046796000630" calcext:value-type="float">
            <text:p>804679600063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MDFE VALUES ('</text:p>
          </table:table-cell>
          <table:table-cell office:value-type="string" calcext:value-type="string">
            <text:p>42210708046796000710580010000046991386600729</text:p>
          </table:table-cell>
          <table:table-cell office:value-type="string" calcext:value-type="string">
            <text:p>',</text:p>
          </table:table-cell>
          <table:table-cell office:value-type="float" office:value="8046796000710" calcext:value-type="float">
            <text:p>8046796000710</text:p>
          </table:table-cell>
          <table:table-cell office:value-type="string" calcext:value-type="string">
            <text:p>,'</text:p>
          </table:table-cell>
          <table:table-cell office:value-type="date" office:date-value="2021-07-01T14:15:09" calcext:value-type="date">
            <text:p>2021-07-01 14:15:09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UTORIZADO</text:p>
          </table:table-cell>
          <table:table-cell office:value-type="string" calcext:value-type="string">
            <text:p>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20:42:24.3795535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7:07:28.835307753</meta:creation-date>
    <dc:date>2021-07-21T21:30:42.778901333</dc:date>
    <meta:editing-duration>PT1H21M26S</meta:editing-duration>
    <meta:editing-cycles>4</meta:editing-cycles>
    <meta:generator>LibreOffice/6.4.7.2$Linux_X86_64 LibreOffice_project/40$Build-2</meta:generator>
    <meta:document-statistic meta:table-count="2" meta:cell-count="1429" meta:object-count="0"/>
  </office:meta>
</office:document-meta>
</file>